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69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EEMPT-RT</text:p>
          </table:table-cell>
          <table:table-cell office:value-type="string" calcext:value-type="string">
            <text:p>SMP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925" calcext:value-type="float">
            <text:p>2925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921" calcext:value-type="float">
            <text:p>2921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878" calcext:value-type="float">
            <text:p>2878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876" calcext:value-type="float">
            <text:p>2876</text:p>
          </table:table-cell>
          <table:table-cell table:number-columns-repeated="2"/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float" office:value="2870" calcext:value-type="float">
            <text:p>2870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875" calcext:value-type="float">
            <text:p>2875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874" calcext:value-type="float">
            <text:p>2874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870" calcext:value-type="float">
            <text:p>2870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870" calcext:value-type="float">
            <text:p>2870</text:p>
          </table:table-cell>
          <table:table-cell table:number-columns-repeated="2"/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float" office:value="2871" calcext:value-type="float">
            <text:p>2871</text:p>
          </table:table-cell>
          <table:table-cell table:number-columns-repeated="2"/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float" office:value="2871" calcext:value-type="float">
            <text:p>2871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float" office:value="2872" calcext:value-type="float">
            <text:p>2872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873" calcext:value-type="float">
            <text:p>287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Diff:</text:p>
          </table:table-cell>
        </table:table-row>
        <table:table-row table:style-name="ro1">
          <table:table-cell table:formula="of:=AVERAGE([.A3:.A47])" office:value-type="float" office:value="2264.55555555556" calcext:value-type="float">
            <text:p>2264.55555555556</text:p>
          </table:table-cell>
          <table:table-cell table:formula="of:=AVERAGE([.B3:.B47])" office:value-type="float" office:value="2875.93333333333" calcext:value-type="float">
            <text:p>2875.93333333333</text:p>
          </table:table-cell>
          <table:table-cell/>
          <table:table-cell table:formula="of:=[.B49]-[.A49]" office:value-type="float" office:value="611.377777777778" calcext:value-type="float">
            <text:p>611.3777777777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1T22:20:10.219840696</meta:creation-date>
    <dc:date>2019-01-21T22:27:12.736155178</dc:date>
    <meta:editing-duration>PT7M3S</meta:editing-duration>
    <meta:editing-cycles>1</meta:editing-cycles>
    <meta:document-statistic meta:table-count="1" meta:cell-count="96" meta:object-count="0"/>
    <meta:generator>LibreOffice/6.0.7.3$Linux_X86_64 LibreOffice_project/00m0$Build-3</meta:generator>
  </office:meta>
</office:document-meta>
</file>